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Fine_20_Dashed_20__28_var_29_" svg:stroke-width="0.028cm" svg:stroke-color="#004586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="none" draw:fill-color="#eeeee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152cm" draw:fill="none" draw:textarea-vertical-align="middle"/>
    </style:style>
    <style:style style:name="gr6" style:family="graphic" style:parent-style-name="standard">
      <style:graphic-properties draw:stroke="dash" draw:stroke-dash="Fine_20_Dashed_20__28_var_29_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cm" fo:min-width="0cm"/>
    </style:style>
    <style:style style:name="gr8" style:family="graphic" style:parent-style-name="standard">
      <style:graphic-properties draw:stroke="dash" draw:stroke-dash="Fine_20_Dashed_20__28_var_29_" svg:stroke-color="#000000" draw:fill="solid" draw:fill-color="#ffffff" draw:textarea-horizontal-align="justify" draw:textarea-vertical-align="top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gr12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Fine_20_Dashed_20__28_var_29_" draw:fill="none" draw:textarea-vertical-align="middle"/>
    </style:style>
    <style:style style:name="gr17" style:family="graphic" style:parent-style-name="standard">
      <style:graphic-properties draw:stroke="solid" draw:stroke-dash="Fine_20_Dashed_20__28_var_29_" svg:stroke-color="#000000" draw:fill-color="#000000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fo:font-weight="bold" style:font-size-asian="7pt" style:font-size-complex="7pt"/>
    </style:style>
    <style:style style:name="P4" style:family="paragraph">
      <style:paragraph-properties fo:margin-left="0cm" fo:margin-right="0cm" fo:margin-top="0cm" fo:margin-bottom="0cm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text-align="center"/>
      <style:text-properties fo:color="#000000" fo:font-size="5.5pt" fo:font-weight="bold" style:font-size-asian="5.5pt" style:font-weight-asian="bold" style:font-size-complex="5.5pt" style:font-weight-complex="bold"/>
    </style:style>
    <style:style style:name="P7" style:family="paragraph">
      <style:text-properties fo:color="#000000"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fo:font-size="5.5pt" fo:font-weight="normal" style:font-size-asian="5.5pt" style:font-weight-asian="bold" style:font-size-complex="5.5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6pt" fo:font-weight="bold" style:font-size-asian="7pt" style:font-size-complex="7pt"/>
    </style:style>
    <style:style style:name="T4" style:family="text">
      <style:text-properties fo:color="#000000" fo:font-size="5.5pt" fo:font-weight="bold" style:font-size-asian="5.5pt" style:font-weight-asian="bold" style:font-size-complex="5.5pt" style:font-weight-complex="bold"/>
    </style:style>
    <style:style style:name="T5" style:family="text">
      <style:text-properties fo:color="#000000" fo:font-size="6pt" style:font-size-asian="6pt" style:font-size-complex="6pt"/>
    </style:style>
    <style:style style:name="T6" style:family="text">
      <style:text-properties fo:color="#000000" fo:font-size="5.5pt" fo:font-weight="normal" style:font-size-asian="5.5pt" style:font-weight-asian="bold" style:font-size-complex="5.5pt" style:font-weight-complex="bold"/>
    </style:style>
    <style:style style:name="T7" style:family="text">
      <style:text-properties fo:color="#000000" fo:font-size="5.5pt" fo:font-style="italic" fo:font-weight="normal" style:font-size-asian="5.5pt" style:font-style-asian="italic" style:font-weight-asian="bold" style:font-size-complex="5.5pt" style:font-style-complex="italic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905cm" svg:x="0.162cm" svg:y="0.662cm">
          <text:p text:style-name="P1"><text:span text:style-name="T1">Raw</text:span></text:p>
          <text:p text:style-name="P1"><text:span text:style-name="T1">Data(JSON)</text:span></text:p>
          <text:p text:style-name="P1"><text:span text:style-name="T1">HD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2" draw:id="id2" draw:layer="layout" svg:width="3.048cm" svg:height="1.016cm" svg:x="2.194cm" svg:y="1.119cm">
          <text:p text:style-name="P1"><text:span text:style-name="T1">Read line-by-line</text:span></text:p>
          <text:p text:style-name="P1"><text:span text:style-name="T1">and create a </text:span><text:span text:style-name="T2">Tweet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2.286cm" svg:x="0.035cm" svg:y="0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1.524cm" svg:height="0.908cm" svg:x="9.411cm" svg:y="0.768cm">
          <text:p text:style-name="P3"><text:span text:style-name="T3">Object and </text:span></text:p>
          <text:p text:style-name="P3"><text:span text:style-name="T3">Page index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1.686cm" svg:y1="1.615cm" svg:x2="2.194cm" svg:y2="1.627cm" draw:start-shape="id1" draw:start-glue-point="8" draw:end-shape="id2" svg:d="M1686 1615l508 12">
          <text:p/>
        </draw:connector>
        <draw:custom-shape draw:style-name="gr6" draw:text-style-name="P2" draw:layer="layout" svg:width="5.842cm" svg:height="5.359cm" svg:x="5.55cm" svg:y="0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" draw:id="id5">
          <draw:custom-shape draw:style-name="gr7" draw:text-style-name="P4" draw:layer="layout" svg:width="1.524cm" svg:height="1.524cm" svg:x="9.645cm" svg:y="2.086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5" draw:layer="layout" svg:width="1.524cm" svg:height="1.524cm" svg:x="9.566cm" svg:y="2.3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" draw:text-style-name="P5" draw:layer="layout" svg:width="1.524cm" svg:height="1.524cm" svg:x="9.49cm" svg:y="2.594cm">
            <text:p text:style-name="P2"><text:span text:style-name="T2"><text:s/>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" draw:text-style-name="P5" draw:layer="layout" svg:width="1.524cm" svg:height="1.524cm" svg:x="9.414cm" svg:y="2.848cm">
            <text:p text:style-name="P2"><text:span text:style-name="T2"><text:s/>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4" draw:layer="layout" svg:width="1.524cm" svg:height="1.524cm" svg:x="9.337cm" svg:y="3.10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9" draw:text-style-name="P6" draw:layer="layout" svg:width="1.194cm" svg:height="0.471cm" svg:x="9.769cm" svg:y="2.01cm">
            <draw:text-box>
              <text:p text:style-name="P2"><text:span text:style-name="T4">Page 1</text:span></text:p>
            </draw:text-box>
          </draw:frame>
          <draw:frame draw:style-name="gr9" draw:text-style-name="P6" draw:layer="layout" svg:width="1.194cm" svg:height="0.471cm" svg:x="9.669cm" svg:y="2.211cm">
            <draw:text-box>
              <text:p text:style-name="P2"><text:span text:style-name="T4">Page 2</text:span></text:p>
            </draw:text-box>
          </draw:frame>
          <draw:frame draw:style-name="gr9" draw:text-style-name="P6" draw:layer="layout" svg:width="1.194cm" svg:height="0.471cm" svg:x="9.369cm" svg:y="3.111cm">
            <draw:text-box>
              <text:p text:style-name="P2"><text:span text:style-name="T4">Page n</text:span></text:p>
            </draw:text-box>
          </draw:frame>
          <draw:frame draw:style-name="gr10" draw:text-style-name="P7" draw:layer="layout" svg:width="0.798cm" svg:height="0.489cm" svg:x="9.523cm" svg:y="2.642cm">
            <draw:text-box>
              <text:p><text:span text:style-name="T5">. . .</text:span></text:p>
            </draw:text-box>
          </draw:frame>
          <draw:frame draw:style-name="gr10" draw:text-style-name="P7" draw:layer="layout" svg:width="0.798cm" svg:height="0.489cm" svg:x="9.723cm" svg:y="2.443cm">
            <draw:text-box>
              <text:p><text:span text:style-name="T5">. . .</text:span></text:p>
            </draw:text-box>
          </draw:frame>
          <draw:frame draw:style-name="gr11" draw:text-style-name="P9" draw:layer="layout" svg:width="1.524cm" svg:height="1.131cm" svg:x="9.269cm" svg:y="3.331cm">
            <draw:text-box>
              <text:p text:style-name="P8"><text:span text:style-name="T6">Object </text:span><text:span text:style-name="T7">1</text:span><text:span text:style-name="T6">, Object </text:span><text:span text:style-name="T7">2</text:span><text:span text:style-name="T6">,</text:span></text:p>
              <text:p text:style-name="P8"><text:span text:style-name="T6">…</text:span><text:span text:style-name="T6">,</text:span></text:p>
              <text:p text:style-name="P8"><text:span text:style-name="T6">Object </text:span><text:span text:style-name="T7">m</text:span><text:span text:style-name="T6"> </text:span></text:p>
            </draw:text-box>
          </draw:frame>
        </draw:g>
        <draw:custom-shape draw:style-name="gr12" draw:text-style-name="P2" draw:layer="layout" svg:width="2.921cm" svg:height="2.54cm" svg:x="5.728cm" svg:y="3.08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10" draw:layer="layout" svg:width="2.894cm" svg:height="0.526cm" svg:x="5.828cm" svg:y="3.208cm">
          <draw:text-box>
            <text:p><text:span text:style-name="T2">Serialized files(HDD)</text:span></text:p>
          </draw:text-box>
        </draw:frame>
        <draw:frame draw:style-name="gr14" draw:text-style-name="P11" draw:layer="layout" svg:width="3.017cm" svg:height="1.679cm" svg:x="5.778cm" svg:y="3.809cm">
          <draw:text-box>
            <text:p><text:span text:style-name="T8">1. Java Default, </text:span><text:span text:style-name="T9">Index</text:span></text:p>
            <text:p><text:span text:style-name="T8">2. Java Json, </text:span><text:span text:style-name="T9">Index</text:span></text:p>
            <text:p><text:span text:style-name="T8">3. Java Bson, </text:span><text:span text:style-name="T9">Index</text:span></text:p>
            <text:p><text:span text:style-name="T8">…</text:span></text:p>
            <text:p><text:span text:style-name="T8">12. C++ Bson, </text:span><text:span text:style-name="T9">Index</text:span></text:p>
            <text:p><text:span text:style-name="T8">13. C++ FlatBuffers, </text:span><text:span text:style-name="T9">Index</text:span></text:p>
          </draw:text-box>
        </draw:frame>
        <draw:custom-shape draw:style-name="gr15" draw:text-style-name="P12" xml:id="id3" draw:id="id3" draw:layer="layout" svg:width="2.286cm" svg:height="1.289cm" svg:x="6.082cm" svg:y="0.968cm">
          <text:p text:style-name="P12"><text:span text:style-name="T9">Serialize Objects</text:span></text:p>
          <text:p text:style-name="P12"><text:span text:style-name="T9">and store to HD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6" draw:text-style-name="P2" draw:layer="layout" draw:type="line" svg:x1="8.368cm" svg:y1="1.613cm" svg:x2="9.411cm" svg:y2="1.222cm" draw:start-shape="id3" draw:start-glue-point="7" draw:end-shape="id4" draw:end-glue-point="5" svg:d="M8368 1613l1043-391">
          <text:p/>
        </draw:connector>
        <draw:connector draw:style-name="gr16" draw:text-style-name="P2" draw:layer="layout" draw:type="line" svg:x1="8.368cm" svg:y1="1.613cm" svg:x2="10.219cm" svg:y2="2.01cm" draw:start-shape="id3" draw:start-glue-point="7" draw:end-shape="id5" svg:d="M8368 1613l1851 397">
          <text:p/>
        </draw:connector>
        <draw:custom-shape draw:style-name="gr17" draw:text-style-name="P2" draw:layer="layout" svg:width="0.697cm" svg:height="0.382cm" draw:transform="rotate (-1.57079632679579) translate (7.353cm 2.338cm)">
          <text:p/>
          <draw:enhanced-geometry draw:text-areas="4000 ?f1 ?f5 ?f2" draw:glue-points="0 10800 21600 10800 ?f0 0 ?f0 21600" draw:type="mso-spt100" draw:modifiers="15689.3982808023 6147.258485639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8" draw:text-style-name="P13" draw:layer="layout" svg:width="3.228cm" svg:height="0.569cm" svg:x="1.151cm" svg:y="0.027cm">
          <draw:text-box>
            <text:p><text:span text:style-name="T10">pre-serialize section</text:span></text:p>
          </draw:text-box>
        </draw:frame>
        <draw:connector draw:style-name="gr5" draw:text-style-name="P2" draw:layer="layout" draw:type="line" svg:x1="5.242cm" svg:y1="1.627cm" svg:x2="6.082cm" svg:y2="1.613cm" draw:start-shape="id2" draw:start-glue-point="1" draw:end-shape="id3" draw:end-glue-point="5" svg:d="M5242 1627l840-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Fathollahzadeh</meta:initial-creator>
    <meta:creation-date>2020-05-21T12:59:09</meta:creation-date>
    <dc:date>2020-05-22T10:00:59</dc:date>
    <dc:creator>Saeed Fathollahzadeh</dc:creator>
    <meta:editing-duration>PT1H17M44S</meta:editing-duration>
    <meta:editing-cycles>25</meta:editing-cycles>
    <meta:generator>OpenOffice/4.1.2$Unix OpenOffice.org_project/412m3$Build-9782</meta:generator>
    <meta:document-statistic meta:object-count="27"/>
  </office:meta>
</office:document-meta>
</file>